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s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60s</text:p>
          </table:table-cell>
        </table:table-row>
        <table:table-row table:style-name="ro1">
          <table:table-cell office:value-type="float" office:value="3.000530879999" calcext:value-type="float">
            <text:p>3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.000600479997" calcext:value-type="float">
            <text:p>3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.000670079995" calcext:value-type="float">
            <text:p>3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.000739679993" calcext:value-type="float">
            <text:p>3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.000530879999" calcext:value-type="float">
            <text:p>6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.000600479997" calcext:value-type="float">
            <text:p>6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.000670079995" calcext:value-type="float">
            <text:p>6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.000739679993" calcext:value-type="float">
            <text:p>6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.000530879999" calcext:value-type="float">
            <text:p>9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.000600479997" calcext:value-type="float">
            <text:p>9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.000670079995" calcext:value-type="float">
            <text:p>9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.000739679993" calcext:value-type="float">
            <text:p>9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2.000791839995" calcext:value-type="float">
            <text:p>12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2.000861439993" calcext:value-type="float">
            <text:p>12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2.000931039991" calcext:value-type="float">
            <text:p>12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2.001000639989" calcext:value-type="float">
            <text:p>12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.000530879999" calcext:value-type="float">
            <text:p>1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.000600479997" calcext:value-type="float">
            <text:p>1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.000670079995" calcext:value-type="float">
            <text:p>1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.000739679993" calcext:value-type="float">
            <text:p>1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8.000530879999" calcext:value-type="float">
            <text:p>18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.000600479997" calcext:value-type="float">
            <text:p>18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.000670079995" calcext:value-type="float">
            <text:p>18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8.000739679993" calcext:value-type="float">
            <text:p>18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.000530879999" calcext:value-type="float">
            <text:p>2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.000600479997" calcext:value-type="float">
            <text:p>2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.000670079995" calcext:value-type="float">
            <text:p>2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.000739679993" calcext:value-type="float">
            <text:p>2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4.000791839995" calcext:value-type="float">
            <text:p>24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.000861439993" calcext:value-type="float">
            <text:p>24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4.000931039991" calcext:value-type="float">
            <text:p>24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4.001000639989" calcext:value-type="float">
            <text:p>24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.000530879999" calcext:value-type="float">
            <text:p>2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.000600479997" calcext:value-type="float">
            <text:p>2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.000670079995" calcext:value-type="float">
            <text:p>2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.000739679993" calcext:value-type="float">
            <text:p>2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0.000530879999" calcext:value-type="float">
            <text:p>30.0005308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831679992" calcext:value-type="float">
            <text:p>0.0008316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0.000600479997" calcext:value-type="float">
            <text:p>30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90127999" calcext:value-type="float">
            <text:p>0.0009012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0.000670079995" calcext:value-type="float">
            <text:p>30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970879988" calcext:value-type="float">
            <text:p>0.0009708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0.000739679993" calcext:value-type="float">
            <text:p>30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1040479986" calcext:value-type="float">
            <text:p>0.0010404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3.000530879999" calcext:value-type="float">
            <text:p>33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3.000600479997" calcext:value-type="float">
            <text:p>33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3.000670079995" calcext:value-type="float">
            <text:p>33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3.000739679993" calcext:value-type="float">
            <text:p>33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6.000791839995" calcext:value-type="float">
            <text:p>36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6.000861439993" calcext:value-type="float">
            <text:p>36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6.000931039991" calcext:value-type="float">
            <text:p>36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6.001000639989" calcext:value-type="float">
            <text:p>36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9.000530879999" calcext:value-type="float">
            <text:p>39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9.000600479997" calcext:value-type="float">
            <text:p>39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9.000670079995" calcext:value-type="float">
            <text:p>39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9.000739679993" calcext:value-type="float">
            <text:p>39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2.000530879999" calcext:value-type="float">
            <text:p>42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2.000600479997" calcext:value-type="float">
            <text:p>42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2.000670079995" calcext:value-type="float">
            <text:p>42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2.000739679993" calcext:value-type="float">
            <text:p>42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5.000530879999" calcext:value-type="float">
            <text:p>4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5.000600479997" calcext:value-type="float">
            <text:p>4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5.000670079995" calcext:value-type="float">
            <text:p>4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5.000739679993" calcext:value-type="float">
            <text:p>4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8.000791839995" calcext:value-type="float">
            <text:p>48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8.000861439993" calcext:value-type="float">
            <text:p>48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8.000931039991" calcext:value-type="float">
            <text:p>48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8.001000639989" calcext:value-type="float">
            <text:p>48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1.000530879999" calcext:value-type="float">
            <text:p>5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1.000600479997" calcext:value-type="float">
            <text:p>5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1.000670079995" calcext:value-type="float">
            <text:p>5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1.000739679993" calcext:value-type="float">
            <text:p>5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4.000530879999" calcext:value-type="float">
            <text:p>54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4.000600479997" calcext:value-type="float">
            <text:p>54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4.000670079995" calcext:value-type="float">
            <text:p>54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4.000739679993" calcext:value-type="float">
            <text:p>54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7.000530879999" calcext:value-type="float">
            <text:p>5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7.000600479997" calcext:value-type="float">
            <text:p>5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7.000670079995" calcext:value-type="float">
            <text:p>5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7.000739679993" calcext:value-type="float">
            <text:p>5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0.000791839995" calcext:value-type="float">
            <text:p>60.00079184</text:p>
          </table:table-cell>
          <table:table-cell office:value-type="float" office:value="0.000791839995" calcext:value-type="float">
            <text:p>0.00079184</text:p>
          </table:table-cell>
          <table:table-cell office:value-type="float" office:value="0.000700079995" calcext:value-type="float">
            <text:p>0.00070008</text:p>
          </table:table-cell>
          <table:table-cell office:value-type="float" office:value="0.000831679992" calcext:value-type="float">
            <text:p>0.00083168</text:p>
          </table:table-cell>
        </table:table-row>
        <table:table-row table:style-name="ro1">
          <table:table-cell office:value-type="float" office:value="60.000861439993" calcext:value-type="float">
            <text:p>60.00086144</text:p>
          </table:table-cell>
          <table:table-cell office:value-type="float" office:value="0.000861439993" calcext:value-type="float">
            <text:p>0.00086144</text:p>
          </table:table-cell>
          <table:table-cell office:value-type="float" office:value="0.000769679993" calcext:value-type="float">
            <text:p>0.00076968</text:p>
          </table:table-cell>
          <table:table-cell office:value-type="float" office:value="0.00090127999" calcext:value-type="float">
            <text:p>0.00090128</text:p>
          </table:table-cell>
        </table:table-row>
        <table:table-row table:style-name="ro1">
          <table:table-cell office:value-type="float" office:value="60.000931039991" calcext:value-type="float">
            <text:p>60.00093104</text:p>
          </table:table-cell>
          <table:table-cell office:value-type="float" office:value="0.000931039991" calcext:value-type="float">
            <text:p>0.00093104</text:p>
          </table:table-cell>
          <table:table-cell office:value-type="float" office:value="0.001027999989" calcext:value-type="float">
            <text:p>0.001028</text:p>
          </table:table-cell>
          <table:table-cell office:value-type="float" office:value="0.000970879988" calcext:value-type="float">
            <text:p>0.00097088</text:p>
          </table:table-cell>
        </table:table-row>
        <table:table-row table:style-name="ro1">
          <table:table-cell office:value-type="float" office:value="60.001000639989" calcext:value-type="float">
            <text:p>60.00100064</text:p>
          </table:table-cell>
          <table:table-cell office:value-type="float" office:value="0.001000639989" calcext:value-type="float">
            <text:p>0.00100064</text:p>
          </table:table-cell>
          <table:table-cell office:value-type="float" office:value="0.001097599987" calcext:value-type="float">
            <text:p>0.0010976</text:p>
          </table:table-cell>
          <table:table-cell office:value-type="float" office:value="0.001040479986" calcext:value-type="float">
            <text:p>0.00104048</text:p>
          </table:table-cell>
        </table:table-row>
        <table:table-row table:style-name="ro1">
          <table:table-cell office:value-type="float" office:value="63.000530879999" calcext:value-type="float">
            <text:p>63.0005308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752639996" calcext:value-type="float">
            <text:p>0.0007526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3.000600479997" calcext:value-type="float">
            <text:p>63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822239994" calcext:value-type="float">
            <text:p>0.00082224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3.000670079995" calcext:value-type="float">
            <text:p>63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891839992" calcext:value-type="float">
            <text:p>0.00089184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3.000739679993" calcext:value-type="float">
            <text:p>63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96143999" calcext:value-type="float">
            <text:p>0.00096144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6.000530879999" calcext:value-type="float">
            <text:p>66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6.000600479997" calcext:value-type="float">
            <text:p>66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6.000670079995" calcext:value-type="float">
            <text:p>66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6.000739679993" calcext:value-type="float">
            <text:p>66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9.000530879999" calcext:value-type="float">
            <text:p>69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9.000600479997" calcext:value-type="float">
            <text:p>69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9.000670079995" calcext:value-type="float">
            <text:p>69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9.000739679993" calcext:value-type="float">
            <text:p>69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72.000791839995" calcext:value-type="float">
            <text:p>72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72.000861439993" calcext:value-type="float">
            <text:p>72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72.000931039991" calcext:value-type="float">
            <text:p>72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72.001000639989" calcext:value-type="float">
            <text:p>72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75.000530879999" calcext:value-type="float">
            <text:p>7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75.000600479997" calcext:value-type="float">
            <text:p>7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75.000670079995" calcext:value-type="float">
            <text:p>7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75.000739679993" calcext:value-type="float">
            <text:p>7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78.000530879999" calcext:value-type="float">
            <text:p>78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78.000600479997" calcext:value-type="float">
            <text:p>78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78.000670079995" calcext:value-type="float">
            <text:p>78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78.000739679993" calcext:value-type="float">
            <text:p>78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81.000530879999" calcext:value-type="float">
            <text:p>8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81.000600479997" calcext:value-type="float">
            <text:p>8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81.000670079995" calcext:value-type="float">
            <text:p>8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81.000739679993" calcext:value-type="float">
            <text:p>8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84.000791839995" calcext:value-type="float">
            <text:p>84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84.000861439993" calcext:value-type="float">
            <text:p>84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84.000931039991" calcext:value-type="float">
            <text:p>84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84.001000639989" calcext:value-type="float">
            <text:p>84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87.000530879999" calcext:value-type="float">
            <text:p>8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87.000600479997" calcext:value-type="float">
            <text:p>8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87.000670079995" calcext:value-type="float">
            <text:p>8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87.000739679993" calcext:value-type="float">
            <text:p>8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0.000530879999" calcext:value-type="float">
            <text:p>90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0.000600479997" calcext:value-type="float">
            <text:p>90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698399995" calcext:value-type="float">
            <text:p>0.0006984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0.000670079995" calcext:value-type="float">
            <text:p>90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790959991" calcext:value-type="float">
            <text:p>0.0007909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0.000739679993" calcext:value-type="float">
            <text:p>90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870159989" calcext:value-type="float">
            <text:p>0.0008701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3.000530879999" calcext:value-type="float">
            <text:p>93.0005308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843119992" calcext:value-type="float">
            <text:p>0.0008431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3.000600479997" calcext:value-type="float">
            <text:p>93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91271999" calcext:value-type="float">
            <text:p>0.0009127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3.000670079995" calcext:value-type="float">
            <text:p>93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982319988" calcext:value-type="float">
            <text:p>0.00098232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3.000739679993" calcext:value-type="float">
            <text:p>93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1051919986" calcext:value-type="float">
            <text:p>0.00105192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6.000791839995" calcext:value-type="float">
            <text:p>96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6.000861439993" calcext:value-type="float">
            <text:p>96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6.000931039991" calcext:value-type="float">
            <text:p>96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6.001000639989" calcext:value-type="float">
            <text:p>96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9.000530879999" calcext:value-type="float">
            <text:p>99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9.000600479997" calcext:value-type="float">
            <text:p>99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9.000670079995" calcext:value-type="float">
            <text:p>99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9.000739679993" calcext:value-type="float">
            <text:p>99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02.000530879999" calcext:value-type="float">
            <text:p>102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02.000600479997" calcext:value-type="float">
            <text:p>102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02.000670079995" calcext:value-type="float">
            <text:p>102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02.000739679993" calcext:value-type="float">
            <text:p>102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05.000530879999" calcext:value-type="float">
            <text:p>10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05.000600479997" calcext:value-type="float">
            <text:p>10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05.000670079995" calcext:value-type="float">
            <text:p>10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05.000739679993" calcext:value-type="float">
            <text:p>10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08.000791839995" calcext:value-type="float">
            <text:p>108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08.000861439993" calcext:value-type="float">
            <text:p>108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08.000931039991" calcext:value-type="float">
            <text:p>108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08.001000639989" calcext:value-type="float">
            <text:p>108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11.000530879999" calcext:value-type="float">
            <text:p>11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11.000600479997" calcext:value-type="float">
            <text:p>11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11.000670079995" calcext:value-type="float">
            <text:p>11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11.000739679993" calcext:value-type="float">
            <text:p>11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14.000530879999" calcext:value-type="float">
            <text:p>114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14.000600479997" calcext:value-type="float">
            <text:p>114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14.000670079995" calcext:value-type="float">
            <text:p>114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14.000739679993" calcext:value-type="float">
            <text:p>114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17.000530879999" calcext:value-type="float">
            <text:p>11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17.000600479997" calcext:value-type="float">
            <text:p>11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17.000670079995" calcext:value-type="float">
            <text:p>11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17.000739679993" calcext:value-type="float">
            <text:p>11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20.001054319989" calcext:value-type="float">
            <text:p>120.00105432</text:p>
          </table:table-cell>
          <table:table-cell office:value-type="float" office:value="0.001054319989" calcext:value-type="float">
            <text:p>0.00105432</text:p>
          </table:table-cell>
          <table:table-cell office:value-type="float" office:value="0.000791519992" calcext:value-type="float">
            <text:p>0.00079152</text:p>
          </table:table-cell>
          <table:table-cell office:value-type="float" office:value="0.001149679982" calcext:value-type="float">
            <text:p>0.00114968</text:p>
          </table:table-cell>
        </table:table-row>
        <table:table-row table:style-name="ro1">
          <table:table-cell office:value-type="float" office:value="120.001123919987" calcext:value-type="float">
            <text:p>120.00112392</text:p>
          </table:table-cell>
          <table:table-cell office:value-type="float" office:value="0.001123919987" calcext:value-type="float">
            <text:p>0.00112392</text:p>
          </table:table-cell>
          <table:table-cell office:value-type="float" office:value="0.000811999991" calcext:value-type="float">
            <text:p>0.000812</text:p>
          </table:table-cell>
          <table:table-cell office:value-type="float" office:value="0.00121927998" calcext:value-type="float">
            <text:p>0.00121928</text:p>
          </table:table-cell>
        </table:table-row>
        <table:table-row table:style-name="ro1">
          <table:table-cell office:value-type="float" office:value="120.001193519985" calcext:value-type="float">
            <text:p>120.00119352</text:p>
          </table:table-cell>
          <table:table-cell office:value-type="float" office:value="0.001193519985" calcext:value-type="float">
            <text:p>0.00119352</text:p>
          </table:table-cell>
          <table:table-cell office:value-type="float" office:value="0.000949599984" calcext:value-type="float">
            <text:p>0.0009496</text:p>
          </table:table-cell>
          <table:table-cell office:value-type="float" office:value="0.001288879978" calcext:value-type="float">
            <text:p>0.00128888</text:p>
          </table:table-cell>
        </table:table-row>
        <table:table-row table:style-name="ro1">
          <table:table-cell office:value-type="float" office:value="120.001213999984" calcext:value-type="float">
            <text:p>120.001214</text:p>
          </table:table-cell>
          <table:table-cell office:value-type="float" office:value="0.001213999984" calcext:value-type="float">
            <text:p>0.001214</text:p>
          </table:table-cell>
          <table:table-cell office:value-type="float" office:value="0.000970079983" calcext:value-type="float">
            <text:p>0.00097008</text:p>
          </table:table-cell>
          <table:table-cell office:value-type="float" office:value="0.001309359977" calcext:value-type="float">
            <text:p>0.00130936</text:p>
          </table:table-cell>
        </table:table-row>
        <table:table-row table:style-name="ro1">
          <table:table-cell office:value-type="float" office:value="123.000530879999" calcext:value-type="float">
            <text:p>123.0005308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749199994" calcext:value-type="float">
            <text:p>0.000749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23.000600479997" calcext:value-type="float">
            <text:p>123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769679993" calcext:value-type="float">
            <text:p>0.0007696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23.000670079995" calcext:value-type="float">
            <text:p>123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839279991" calcext:value-type="float">
            <text:p>0.0008392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23.000739679993" calcext:value-type="float">
            <text:p>123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908879989" calcext:value-type="float">
            <text:p>0.0009088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26.000530879999" calcext:value-type="float">
            <text:p>126.0005308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752639996" calcext:value-type="float">
            <text:p>0.0007526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26.000600479997" calcext:value-type="float">
            <text:p>126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822239994" calcext:value-type="float">
            <text:p>0.00082224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26.000670079995" calcext:value-type="float">
            <text:p>126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891839992" calcext:value-type="float">
            <text:p>0.00089184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26.000739679993" calcext:value-type="float">
            <text:p>126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96143999" calcext:value-type="float">
            <text:p>0.00096144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29.000530879999" calcext:value-type="float">
            <text:p>129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29.000600479997" calcext:value-type="float">
            <text:p>129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29.000670079995" calcext:value-type="float">
            <text:p>129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29.000739679993" calcext:value-type="float">
            <text:p>129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32.000791839995" calcext:value-type="float">
            <text:p>132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32.000861439993" calcext:value-type="float">
            <text:p>132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32.000931039991" calcext:value-type="float">
            <text:p>132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32.001000639989" calcext:value-type="float">
            <text:p>132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35.000530879999" calcext:value-type="float">
            <text:p>13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35.000600479997" calcext:value-type="float">
            <text:p>13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35.000670079995" calcext:value-type="float">
            <text:p>13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35.000739679993" calcext:value-type="float">
            <text:p>13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38.000530879999" calcext:value-type="float">
            <text:p>138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38.000600479997" calcext:value-type="float">
            <text:p>138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38.000670079995" calcext:value-type="float">
            <text:p>138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38.000739679993" calcext:value-type="float">
            <text:p>138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41.000530879999" calcext:value-type="float">
            <text:p>14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41.000600479997" calcext:value-type="float">
            <text:p>14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41.000670079995" calcext:value-type="float">
            <text:p>14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41.000739679993" calcext:value-type="float">
            <text:p>14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44.000791839995" calcext:value-type="float">
            <text:p>144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44.000861439993" calcext:value-type="float">
            <text:p>144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44.000931039991" calcext:value-type="float">
            <text:p>144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44.001000639989" calcext:value-type="float">
            <text:p>144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47.000530879999" calcext:value-type="float">
            <text:p>14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47.000600479997" calcext:value-type="float">
            <text:p>14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47.000670079995" calcext:value-type="float">
            <text:p>14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47.000739679993" calcext:value-type="float">
            <text:p>14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0.000530879999" calcext:value-type="float">
            <text:p>150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0.000600479997" calcext:value-type="float">
            <text:p>150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0.000670079995" calcext:value-type="float">
            <text:p>150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0.000739679993" calcext:value-type="float">
            <text:p>150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3.000530879999" calcext:value-type="float">
            <text:p>153.0005308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581279994" calcext:value-type="float">
            <text:p>0.0005812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3.000600479997" calcext:value-type="float">
            <text:p>153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711679994" calcext:value-type="float">
            <text:p>0.0007116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3.000670079995" calcext:value-type="float">
            <text:p>153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921999992" calcext:value-type="float">
            <text:p>0.000922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3.000739679993" calcext:value-type="float">
            <text:p>153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1096319988" calcext:value-type="float">
            <text:p>0.00109632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6.000791839995" calcext:value-type="float">
            <text:p>156.00079184</text:p>
          </table:table-cell>
          <table:table-cell office:value-type="float" office:value="0.000791839995" calcext:value-type="float">
            <text:p>0.00079184</text:p>
          </table:table-cell>
          <table:table-cell office:value-type="float" office:value="0.000749199994" calcext:value-type="float">
            <text:p>0.000749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6.000861439993" calcext:value-type="float">
            <text:p>156.00086144</text:p>
          </table:table-cell>
          <table:table-cell office:value-type="float" office:value="0.000861439993" calcext:value-type="float">
            <text:p>0.00086144</text:p>
          </table:table-cell>
          <table:table-cell office:value-type="float" office:value="0.000769679993" calcext:value-type="float">
            <text:p>0.0007696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6.000931039991" calcext:value-type="float">
            <text:p>156.00093104</text:p>
          </table:table-cell>
          <table:table-cell office:value-type="float" office:value="0.000931039991" calcext:value-type="float">
            <text:p>0.00093104</text:p>
          </table:table-cell>
          <table:table-cell office:value-type="float" office:value="0.00088839999" calcext:value-type="float">
            <text:p>0.0008884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6.001000639989" calcext:value-type="float">
            <text:p>156.00100064</text:p>
          </table:table-cell>
          <table:table-cell office:value-type="float" office:value="0.001000639989" calcext:value-type="float">
            <text:p>0.00100064</text:p>
          </table:table-cell>
          <table:table-cell office:value-type="float" office:value="0.000908879989" calcext:value-type="float">
            <text:p>0.0009088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9.000530879999" calcext:value-type="float">
            <text:p>159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9.000600479997" calcext:value-type="float">
            <text:p>159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9.000670079995" calcext:value-type="float">
            <text:p>159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9.000739679993" calcext:value-type="float">
            <text:p>159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62.000530879999" calcext:value-type="float">
            <text:p>162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62.000600479997" calcext:value-type="float">
            <text:p>162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62.000670079995" calcext:value-type="float">
            <text:p>162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62.000739679993" calcext:value-type="float">
            <text:p>162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65.000530879999" calcext:value-type="float">
            <text:p>16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65.000600479997" calcext:value-type="float">
            <text:p>16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65.000670079995" calcext:value-type="float">
            <text:p>16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65.000739679993" calcext:value-type="float">
            <text:p>16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68.000791839995" calcext:value-type="float">
            <text:p>168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68.000861439993" calcext:value-type="float">
            <text:p>168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68.000931039991" calcext:value-type="float">
            <text:p>168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68.001000639989" calcext:value-type="float">
            <text:p>168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71.000530879999" calcext:value-type="float">
            <text:p>17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71.000600479997" calcext:value-type="float">
            <text:p>17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71.000670079995" calcext:value-type="float">
            <text:p>17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71.000739679993" calcext:value-type="float">
            <text:p>17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74.000530879999" calcext:value-type="float">
            <text:p>174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74.000600479997" calcext:value-type="float">
            <text:p>174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74.000670079995" calcext:value-type="float">
            <text:p>174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74.000739679993" calcext:value-type="float">
            <text:p>174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77.000530879999" calcext:value-type="float">
            <text:p>17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77.000600479997" calcext:value-type="float">
            <text:p>17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77.000670079995" calcext:value-type="float">
            <text:p>17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77.000739679993" calcext:value-type="float">
            <text:p>17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80.000791839995" calcext:value-type="float">
            <text:p>180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0.000861439993" calcext:value-type="float">
            <text:p>180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0.000931039991" calcext:value-type="float">
            <text:p>180.00093104</text:p>
          </table:table-cell>
          <table:table-cell office:value-type="float" office:value="0.000931039991" calcext:value-type="float">
            <text:p>0.00093104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871279992" calcext:value-type="float">
            <text:p>0.00087128</text:p>
          </table:table-cell>
        </table:table-row>
        <table:table-row table:style-name="ro1">
          <table:table-cell office:value-type="float" office:value="180.001000639989" calcext:value-type="float">
            <text:p>180.00100064</text:p>
          </table:table-cell>
          <table:table-cell office:value-type="float" office:value="0.001000639989" calcext:value-type="float">
            <text:p>0.00100064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94087999" calcext:value-type="float">
            <text:p>0.00094088</text:p>
          </table:table-cell>
        </table:table-row>
        <table:table-row table:style-name="ro1">
          <table:table-cell office:value-type="float" office:value="183.000530879999" calcext:value-type="float">
            <text:p>183.00053088</text:p>
          </table:table-cell>
          <table:table-cell table:number-columns-repeated="2" office:value-type="float" office:value="0.000530879999" calcext:value-type="float">
            <text:p>0.00053088</text:p>
          </table:table-cell>
          <table:table-cell office:value-type="float" office:value="0.000791839995" calcext:value-type="float">
            <text:p>0.00079184</text:p>
          </table:table-cell>
        </table:table-row>
        <table:table-row table:style-name="ro1">
          <table:table-cell office:value-type="float" office:value="183.000600479997" calcext:value-type="float">
            <text:p>183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822159993" calcext:value-type="float">
            <text:p>0.00082216</text:p>
          </table:table-cell>
          <table:table-cell office:value-type="float" office:value="0.000910559992" calcext:value-type="float">
            <text:p>0.00091056</text:p>
          </table:table-cell>
        </table:table-row>
        <table:table-row table:style-name="ro1">
          <table:table-cell office:value-type="float" office:value="183.000670079995" calcext:value-type="float">
            <text:p>183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891759991" calcext:value-type="float">
            <text:p>0.00089176</text:p>
          </table:table-cell>
          <table:table-cell office:value-type="float" office:value="0.000931039991" calcext:value-type="float">
            <text:p>0.00093104</text:p>
          </table:table-cell>
        </table:table-row>
        <table:table-row table:style-name="ro1">
          <table:table-cell office:value-type="float" office:value="183.000739679993" calcext:value-type="float">
            <text:p>183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975359987" calcext:value-type="float">
            <text:p>0.00097536</text:p>
          </table:table-cell>
          <table:table-cell office:value-type="float" office:value="0.001000639989" calcext:value-type="float">
            <text:p>0.00100064</text:p>
          </table:table-cell>
        </table:table-row>
        <table:table-row table:style-name="ro1">
          <table:table-cell office:value-type="float" office:value="186.000530879999" calcext:value-type="float">
            <text:p>186.0005308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662559995" calcext:value-type="float">
            <text:p>0.0006625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6.000600479997" calcext:value-type="float">
            <text:p>186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732159993" calcext:value-type="float">
            <text:p>0.0007321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6.000670079995" calcext:value-type="float">
            <text:p>186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851279991" calcext:value-type="float">
            <text:p>0.0008512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86.000739679993" calcext:value-type="float">
            <text:p>186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920879989" calcext:value-type="float">
            <text:p>0.0009208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89.000530879999" calcext:value-type="float">
            <text:p>189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9.000600479997" calcext:value-type="float">
            <text:p>189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9.000670079995" calcext:value-type="float">
            <text:p>189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672159997" calcext:value-type="float">
            <text:p>0.0006721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89.000739679993" calcext:value-type="float">
            <text:p>189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741759995" calcext:value-type="float">
            <text:p>0.0007417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92.000791839995" calcext:value-type="float">
            <text:p>192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92.000861439993" calcext:value-type="float">
            <text:p>192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92.000931039991" calcext:value-type="float">
            <text:p>192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92.001000639989" calcext:value-type="float">
            <text:p>192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95.000530879999" calcext:value-type="float">
            <text:p>19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95.000600479997" calcext:value-type="float">
            <text:p>19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95.000670079995" calcext:value-type="float">
            <text:p>19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95.000739679993" calcext:value-type="float">
            <text:p>19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98.000530879999" calcext:value-type="float">
            <text:p>198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98.000600479997" calcext:value-type="float">
            <text:p>198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98.000670079995" calcext:value-type="float">
            <text:p>198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98.000739679993" calcext:value-type="float">
            <text:p>198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01.000530879999" calcext:value-type="float">
            <text:p>20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01.000600479997" calcext:value-type="float">
            <text:p>20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01.000670079995" calcext:value-type="float">
            <text:p>20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01.000739679993" calcext:value-type="float">
            <text:p>20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04.000791839995" calcext:value-type="float">
            <text:p>204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04.000861439993" calcext:value-type="float">
            <text:p>204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04.000931039991" calcext:value-type="float">
            <text:p>204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04.001000639989" calcext:value-type="float">
            <text:p>204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07.000530879999" calcext:value-type="float">
            <text:p>20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07.000600479997" calcext:value-type="float">
            <text:p>20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07.000670079995" calcext:value-type="float">
            <text:p>20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07.000739679993" calcext:value-type="float">
            <text:p>20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0.000530879999" calcext:value-type="float">
            <text:p>210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0.000600479997" calcext:value-type="float">
            <text:p>210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0.000670079995" calcext:value-type="float">
            <text:p>210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0.000739679993" calcext:value-type="float">
            <text:p>210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3.000530879999" calcext:value-type="float">
            <text:p>213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3.000600479997" calcext:value-type="float">
            <text:p>213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3.000670079995" calcext:value-type="float">
            <text:p>213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3.000739679993" calcext:value-type="float">
            <text:p>213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6.000791839995" calcext:value-type="float">
            <text:p>216.00079184</text:p>
          </table:table-cell>
          <table:table-cell office:value-type="float" office:value="0.000791839995" calcext:value-type="float">
            <text:p>0.00079184</text:p>
          </table:table-cell>
          <table:table-cell office:value-type="float" office:value="0.000678239996" calcext:value-type="float">
            <text:p>0.0006782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6.000861439993" calcext:value-type="float">
            <text:p>216.00086144</text:p>
          </table:table-cell>
          <table:table-cell office:value-type="float" office:value="0.000861439993" calcext:value-type="float">
            <text:p>0.00086144</text:p>
          </table:table-cell>
          <table:table-cell office:value-type="float" office:value="0.00110767999" calcext:value-type="float">
            <text:p>0.0011076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6.000931039991" calcext:value-type="float">
            <text:p>216.00093104</text:p>
          </table:table-cell>
          <table:table-cell office:value-type="float" office:value="0.000931039991" calcext:value-type="float">
            <text:p>0.00093104</text:p>
          </table:table-cell>
          <table:table-cell office:value-type="float" office:value="0.001128159989" calcext:value-type="float">
            <text:p>0.0011281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6.001000639989" calcext:value-type="float">
            <text:p>216.00100064</text:p>
          </table:table-cell>
          <table:table-cell office:value-type="float" office:value="0.001000639989" calcext:value-type="float">
            <text:p>0.00100064</text:p>
          </table:table-cell>
          <table:table-cell office:value-type="float" office:value="0.001197759987" calcext:value-type="float">
            <text:p>0.0011977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9.000530879999" calcext:value-type="float">
            <text:p>219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9.000600479997" calcext:value-type="float">
            <text:p>219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9.000670079995" calcext:value-type="float">
            <text:p>219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798319993" calcext:value-type="float">
            <text:p>0.00079832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9.000739679993" calcext:value-type="float">
            <text:p>219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867919991" calcext:value-type="float">
            <text:p>0.00086792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22.000530879999" calcext:value-type="float">
            <text:p>222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22.000600479997" calcext:value-type="float">
            <text:p>222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22.000670079995" calcext:value-type="float">
            <text:p>222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22.000739679993" calcext:value-type="float">
            <text:p>222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25.000530879999" calcext:value-type="float">
            <text:p>22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25.000600479997" calcext:value-type="float">
            <text:p>22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25.000670079995" calcext:value-type="float">
            <text:p>22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25.000739679993" calcext:value-type="float">
            <text:p>22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28.000791839995" calcext:value-type="float">
            <text:p>228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28.000861439993" calcext:value-type="float">
            <text:p>228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28.000931039991" calcext:value-type="float">
            <text:p>228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28.001000639989" calcext:value-type="float">
            <text:p>228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31.000530879999" calcext:value-type="float">
            <text:p>23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31.000600479997" calcext:value-type="float">
            <text:p>23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31.000670079995" calcext:value-type="float">
            <text:p>23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31.000739679993" calcext:value-type="float">
            <text:p>23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34.000530879999" calcext:value-type="float">
            <text:p>234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34.000600479997" calcext:value-type="float">
            <text:p>234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34.000670079995" calcext:value-type="float">
            <text:p>234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34.000739679993" calcext:value-type="float">
            <text:p>234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37.000530879999" calcext:value-type="float">
            <text:p>23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37.000600479997" calcext:value-type="float">
            <text:p>23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37.000670079995" calcext:value-type="float">
            <text:p>23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37.000739679993" calcext:value-type="float">
            <text:p>23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40.000803359995" calcext:value-type="float">
            <text:p>240.00080336</text:p>
          </table:table-cell>
          <table:table-cell office:value-type="float" office:value="0.000803359995" calcext:value-type="float">
            <text:p>0.00080336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0.000872959993" calcext:value-type="float">
            <text:p>240.00087296</text:p>
          </table:table-cell>
          <table:table-cell office:value-type="float" office:value="0.000872959993" calcext:value-type="float">
            <text:p>0.00087296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40.00094927999" calcext:value-type="float">
            <text:p>240.00094928</text:p>
          </table:table-cell>
          <table:table-cell office:value-type="float" office:value="0.00094927999" calcext:value-type="float">
            <text:p>0.00094928</text:p>
          </table:table-cell>
          <table:table-cell office:value-type="float" office:value="0.000676799994" calcext:value-type="float">
            <text:p>0.000676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40.001025599987" calcext:value-type="float">
            <text:p>240.0010256</text:p>
          </table:table-cell>
          <table:table-cell office:value-type="float" office:value="0.001025599987" calcext:value-type="float">
            <text:p>0.0010256</text:p>
          </table:table-cell>
          <table:table-cell office:value-type="float" office:value="0.000753119991" calcext:value-type="float">
            <text:p>0.00075312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43.000570079998" calcext:value-type="float">
            <text:p>243.00057008</text:p>
          </table:table-cell>
          <table:table-cell office:value-type="float" office:value="0.000570079998" calcext:value-type="float">
            <text:p>0.00057008</text:p>
          </table:table-cell>
          <table:table-cell office:value-type="float" office:value="0.000581599998" calcext:value-type="float">
            <text:p>0.0005816</text:p>
          </table:table-cell>
          <table:table-cell office:value-type="float" office:value="0.000880799991" calcext:value-type="float">
            <text:p>0.0008808</text:p>
          </table:table-cell>
        </table:table-row>
        <table:table-row table:style-name="ro1">
          <table:table-cell office:value-type="float" office:value="243.000639679996" calcext:value-type="float">
            <text:p>243.00063968</text:p>
          </table:table-cell>
          <table:table-cell office:value-type="float" office:value="0.000639679996" calcext:value-type="float">
            <text:p>0.00063968</text:p>
          </table:table-cell>
          <table:table-cell office:value-type="float" office:value="0.000651199996" calcext:value-type="float">
            <text:p>0.0006512</text:p>
          </table:table-cell>
          <table:table-cell office:value-type="float" office:value="0.000979359989" calcext:value-type="float">
            <text:p>0.00097936</text:p>
          </table:table-cell>
        </table:table-row>
        <table:table-row table:style-name="ro1">
          <table:table-cell office:value-type="float" office:value="243.000709279994" calcext:value-type="float">
            <text:p>243.00070928</text:p>
          </table:table-cell>
          <table:table-cell office:value-type="float" office:value="0.000709279994" calcext:value-type="float">
            <text:p>0.00070928</text:p>
          </table:table-cell>
          <table:table-cell office:value-type="float" office:value="0.000720799994" calcext:value-type="float">
            <text:p>0.0007208</text:p>
          </table:table-cell>
          <table:table-cell office:value-type="float" office:value="0.001048959987" calcext:value-type="float">
            <text:p>0.00104896</text:p>
          </table:table-cell>
        </table:table-row>
        <table:table-row table:style-name="ro1">
          <table:table-cell office:value-type="float" office:value="243.000778879992" calcext:value-type="float">
            <text:p>243.00077888</text:p>
          </table:table-cell>
          <table:table-cell office:value-type="float" office:value="0.000778879992" calcext:value-type="float">
            <text:p>0.00077888</text:p>
          </table:table-cell>
          <table:table-cell office:value-type="float" office:value="0.000790399992" calcext:value-type="float">
            <text:p>0.0007904</text:p>
          </table:table-cell>
          <table:table-cell office:value-type="float" office:value="0.001118559985" calcext:value-type="float">
            <text:p>0.00111856</text:p>
          </table:table-cell>
        </table:table-row>
        <table:table-row table:style-name="ro1">
          <table:table-cell office:value-type="float" office:value="246.000530879999" calcext:value-type="float">
            <text:p>246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6.000600479997" calcext:value-type="float">
            <text:p>246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822239993" calcext:value-type="float">
            <text:p>0.00082224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46.000670079995" calcext:value-type="float">
            <text:p>246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891839991" calcext:value-type="float">
            <text:p>0.00089184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46.000739679993" calcext:value-type="float">
            <text:p>246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975439987" calcext:value-type="float">
            <text:p>0.00097544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49.000530879999" calcext:value-type="float">
            <text:p>249.0005308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776159993" calcext:value-type="float">
            <text:p>0.0007761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9.000600479997" calcext:value-type="float">
            <text:p>249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845759991" calcext:value-type="float">
            <text:p>0.0008457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49.000670079995" calcext:value-type="float">
            <text:p>249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0915359989" calcext:value-type="float">
            <text:p>0.0009153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49.000739679993" calcext:value-type="float">
            <text:p>249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984959987" calcext:value-type="float">
            <text:p>0.0009849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52.000791839995" calcext:value-type="float">
            <text:p>252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52.000861439993" calcext:value-type="float">
            <text:p>252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52.000931039991" calcext:value-type="float">
            <text:p>252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52.001000639989" calcext:value-type="float">
            <text:p>252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55.000530879999" calcext:value-type="float">
            <text:p>25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55.000600479997" calcext:value-type="float">
            <text:p>25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55.000670079995" calcext:value-type="float">
            <text:p>25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55.000739679993" calcext:value-type="float">
            <text:p>25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58.000530879999" calcext:value-type="float">
            <text:p>258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58.000600479997" calcext:value-type="float">
            <text:p>258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58.000670079995" calcext:value-type="float">
            <text:p>258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58.000739679993" calcext:value-type="float">
            <text:p>258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61.000530879999" calcext:value-type="float">
            <text:p>26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61.000600479997" calcext:value-type="float">
            <text:p>26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61.000670079995" calcext:value-type="float">
            <text:p>26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61.000739679993" calcext:value-type="float">
            <text:p>26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64.000791839995" calcext:value-type="float">
            <text:p>264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64.000861439993" calcext:value-type="float">
            <text:p>264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64.000931039991" calcext:value-type="float">
            <text:p>264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64.001000639989" calcext:value-type="float">
            <text:p>264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67.000530879999" calcext:value-type="float">
            <text:p>26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67.000600479997" calcext:value-type="float">
            <text:p>26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67.000670079995" calcext:value-type="float">
            <text:p>26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67.000739679993" calcext:value-type="float">
            <text:p>26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0.000530879999" calcext:value-type="float">
            <text:p>270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0.000600479997" calcext:value-type="float">
            <text:p>270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0.000670079995" calcext:value-type="float">
            <text:p>270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0.000739679993" calcext:value-type="float">
            <text:p>270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3.000530879999" calcext:value-type="float">
            <text:p>273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3.000600479997" calcext:value-type="float">
            <text:p>273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3.000670079995" calcext:value-type="float">
            <text:p>273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3.000739679993" calcext:value-type="float">
            <text:p>273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6.000791839995" calcext:value-type="float">
            <text:p>276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6.000861439993" calcext:value-type="float">
            <text:p>276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6.000931039991" calcext:value-type="float">
            <text:p>276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6.001000639989" calcext:value-type="float">
            <text:p>276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9.000530879999" calcext:value-type="float">
            <text:p>279.00053088</text:p>
          </table:table-cell>
          <table:table-cell office:value-type="float" office:value="0.000530879999" calcext:value-type="float">
            <text:p>0.00053088</text:p>
          </table:table-cell>
          <table:table-cell office:value-type="float" office:value="0.000655919996" calcext:value-type="float">
            <text:p>0.0006559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9.000600479997" calcext:value-type="float">
            <text:p>279.00060048</text:p>
          </table:table-cell>
          <table:table-cell office:value-type="float" office:value="0.000600479997" calcext:value-type="float">
            <text:p>0.00060048</text:p>
          </table:table-cell>
          <table:table-cell office:value-type="float" office:value="0.00088735999" calcext:value-type="float">
            <text:p>0.0008873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9.000670079995" calcext:value-type="float">
            <text:p>279.00067008</text:p>
          </table:table-cell>
          <table:table-cell office:value-type="float" office:value="0.000670079995" calcext:value-type="float">
            <text:p>0.00067008</text:p>
          </table:table-cell>
          <table:table-cell office:value-type="float" office:value="0.001114159986" calcext:value-type="float">
            <text:p>0.0011141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9.000739679993" calcext:value-type="float">
            <text:p>279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1134639985" calcext:value-type="float">
            <text:p>0.00113464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82.000530879999" calcext:value-type="float">
            <text:p>282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82.000600479997" calcext:value-type="float">
            <text:p>282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82.000670079995" calcext:value-type="float">
            <text:p>282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82.000739679993" calcext:value-type="float">
            <text:p>282.00073968</text:p>
          </table:table-cell>
          <table:table-cell office:value-type="float" office:value="0.000739679993" calcext:value-type="float">
            <text:p>0.00073968</text:p>
          </table:table-cell>
          <table:table-cell office:value-type="float" office:value="0.000847439992" calcext:value-type="float">
            <text:p>0.00084744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85.000530879999" calcext:value-type="float">
            <text:p>285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85.000600479997" calcext:value-type="float">
            <text:p>285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85.000670079995" calcext:value-type="float">
            <text:p>285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85.000739679993" calcext:value-type="float">
            <text:p>285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88.000791839995" calcext:value-type="float">
            <text:p>288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88.000861439993" calcext:value-type="float">
            <text:p>288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88.000931039991" calcext:value-type="float">
            <text:p>288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88.001000639989" calcext:value-type="float">
            <text:p>288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91.000530879999" calcext:value-type="float">
            <text:p>291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91.000600479997" calcext:value-type="float">
            <text:p>291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91.000670079995" calcext:value-type="float">
            <text:p>291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91.000739679993" calcext:value-type="float">
            <text:p>291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94.000530879999" calcext:value-type="float">
            <text:p>294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94.000600479997" calcext:value-type="float">
            <text:p>294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94.000670079995" calcext:value-type="float">
            <text:p>294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94.000739679993" calcext:value-type="float">
            <text:p>294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97.000530879999" calcext:value-type="float">
            <text:p>297.00053088</text:p>
          </table:table-cell>
          <table:table-cell table:number-columns-repeated="3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97.000600479997" calcext:value-type="float">
            <text:p>297.00060048</text:p>
          </table:table-cell>
          <table:table-cell table:number-columns-repeated="3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97.000670079995" calcext:value-type="float">
            <text:p>297.00067008</text:p>
          </table:table-cell>
          <table:table-cell table:number-columns-repeated="3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97.000739679993" calcext:value-type="float">
            <text:p>297.00073968</text:p>
          </table:table-cell>
          <table:table-cell table:number-columns-repeated="3"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00.000791839995" calcext:value-type="float">
            <text:p>300.00079184</text:p>
          </table:table-cell>
          <table:table-cell office:value-type="float" office:value="0.000791839995" calcext:value-type="float">
            <text:p>0.00079184</text:p>
          </table:table-cell>
          <table:table-cell table:number-columns-repeated="2"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00.000861439993" calcext:value-type="float">
            <text:p>300.00086144</text:p>
          </table:table-cell>
          <table:table-cell office:value-type="float" office:value="0.000861439993" calcext:value-type="float">
            <text:p>0.00086144</text:p>
          </table:table-cell>
          <table:table-cell table:number-columns-repeated="2"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00.000931039991" calcext:value-type="float">
            <text:p>300.00093104</text:p>
          </table:table-cell>
          <table:table-cell office:value-type="float" office:value="0.000931039991" calcext:value-type="float">
            <text:p>0.00093104</text:p>
          </table:table-cell>
          <table:table-cell table:number-columns-repeated="2"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00.001000639989" calcext:value-type="float">
            <text:p>300.00100064</text:p>
          </table:table-cell>
          <table:table-cell office:value-type="float" office:value="0.001000639989" calcext:value-type="float">
            <text:p>0.00100064</text:p>
          </table:table-cell>
          <table:table-cell table:number-columns-repeated="2" office:value-type="float" office:value="0.000739679993" calcext:value-type="float">
            <text:p>0.00073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1:05:04.043115745</dc:date>
    <meta:editing-duration>PT1M36S</meta:editing-duration>
    <meta:editing-cycles>1</meta:editing-cycles>
    <meta:document-statistic meta:table-count="1" meta:cell-count="1604" meta:object-count="0"/>
    <meta:generator>LibreOffice/5.1.6.2$Linux_X86_64 LibreOffice_project/10m0$Build-2</meta:generator>
  </office:meta>
</office:document-meta>
</file>